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220000011692443AFE02C2DB65.png" manifest:media-type="image/png"/>
  <manifest:file-entry manifest:full-path="Pictures/10000201000000A10000001C7387D4F87C4D21A0.png" manifest:media-type="image/png"/>
  <manifest:file-entry manifest:full-path="Pictures/10000201000001010000010A4A0D3B455472E1CA.png" manifest:media-type="image/png"/>
  <manifest:file-entry manifest:full-path="Pictures/100002010000013A000000D78FDAAC8011C83CDA.png" manifest:media-type="image/png"/>
  <manifest:file-entry manifest:full-path="Pictures/100002010000007600000050C44136A96B29425B.png" manifest:media-type="image/png"/>
  <manifest:file-entry manifest:full-path="Pictures/10000201000000BB000000C154BC7298CD638409.png" manifest:media-type="image/png"/>
  <manifest:file-entry manifest:full-path="Pictures/10000201000000EA0000001B45A5A20E98537BE2.png" manifest:media-type="image/png"/>
  <manifest:file-entry manifest:full-path="Pictures/10000201000000D2000000220B7812DCE0F5036D.png" manifest:media-type="image/png"/>
  <manifest:file-entry manifest:full-path="Pictures/100002010000009400000069B31CC16FC7A30DB1.png" manifest:media-type="image/png"/>
  <manifest:file-entry manifest:full-path="Pictures/10000201000000EC0000003C36EDD88A3794C6CF.png" manifest:media-type="image/png"/>
  <manifest:file-entry manifest:full-path="Pictures/100002010000009F0000001B48B2BFD435079CDE.png" manifest:media-type="image/png"/>
  <manifest:file-entry manifest:full-path="Pictures/10000201000000BE00000124B86C0256923DAE62.png" manifest:media-type="image/png"/>
  <manifest:file-entry manifest:full-path="Pictures/100002010000012000000019EDAA1E89567A647A.png" manifest:media-type="image/png"/>
  <manifest:file-entry manifest:full-path="Pictures/10000201000001000000010C9F3C4F4234FEF66C.png" manifest:media-type="image/png"/>
  <manifest:file-entry manifest:full-path="Pictures/10000201000000DB0000003382C63B0D71114505.png" manifest:media-type="image/png"/>
  <manifest:file-entry manifest:full-path="Pictures/10000201000000E300000065068ECDE65E176A0F.png" manifest:media-type="image/png"/>
  <manifest:file-entry manifest:full-path="Pictures/10000201000000FC00000071CDF32086E407ABF8.png" manifest:media-type="image/png"/>
  <manifest:file-entry manifest:full-path="Pictures/100002010000009500000097D5D583B991D564FE.png" manifest:media-type="image/png"/>
  <manifest:file-entry manifest:full-path="Pictures/100002010000007400000069D0D142EE803F9230.png" manifest:media-type="image/png"/>
  <manifest:file-entry manifest:full-path="Pictures/100002010000005F000000E03B31C67A9BF86ED0.png" manifest:media-type="image/png"/>
  <manifest:file-entry manifest:full-path="Pictures/100002010000015A00000104778CA60C3684586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46357f"/>
    </style:style>
    <style:style style:name="P2" style:family="paragraph" style:parent-style-name="Standard">
      <style:text-properties officeooo:rsid="024a9242" officeooo:paragraph-rsid="024b9c8f"/>
    </style:style>
    <style:style style:name="P3" style:family="paragraph" style:parent-style-name="Standard">
      <style:text-properties officeooo:rsid="0320107f"/>
    </style:style>
    <style:style style:name="P4" style:family="paragraph" style:parent-style-name="Standard">
      <style:text-properties officeooo:rsid="002bd662" officeooo:paragraph-rsid="024b9c8f"/>
    </style:style>
    <style:style style:name="P5" style:family="paragraph" style:parent-style-name="Standard">
      <style:text-properties officeooo:rsid="024b9c8f" officeooo:paragraph-rsid="024b9c8f"/>
    </style:style>
    <style:style style:name="P6" style:family="paragraph" style:parent-style-name="Standard">
      <style:text-properties officeooo:rsid="002e70c0" officeooo:paragraph-rsid="0347009d"/>
    </style:style>
    <style:style style:name="P7" style:family="paragraph" style:parent-style-name="Standard">
      <style:text-properties officeooo:paragraph-rsid="0347009d"/>
    </style:style>
    <style:style style:name="P8" style:family="paragraph" style:parent-style-name="Footer">
      <style:paragraph-properties fo:text-align="center" style:justify-single-word="false"/>
    </style:style>
    <style:style style:name="P9" style:family="paragraph" style:parent-style-name="Contents_20_1">
      <style:paragraph-properties>
        <style:tab-stops>
          <style:tab-stop style:position="19.001cm" style:type="right" style:leader-style="dotted" style:leader-text="."/>
        </style:tab-stops>
      </style:paragraph-properties>
    </style:style>
    <style:style style:name="P10" style:family="paragraph" style:parent-style-name="Contents_20_2">
      <style:paragraph-properties>
        <style:tab-stops>
          <style:tab-stop style:position="18.501cm" style:type="right" style:leader-style="dotted" style:leader-text="."/>
        </style:tab-stops>
      </style:paragraph-properties>
    </style:style>
    <style:style style:name="P11" style:family="paragraph" style:parent-style-name="Contents_20_3">
      <style:paragraph-properties>
        <style:tab-stops>
          <style:tab-stop style:position="18.002cm" style:type="right" style:leader-style="dotted" style:leader-text="."/>
        </style:tab-stops>
      </style:paragraph-properties>
    </style:style>
    <style:style style:name="P12" style:family="paragraph" style:parent-style-name="Horizontal_20_Line">
      <style:text-properties officeooo:paragraph-rsid="0347009d"/>
    </style:style>
    <style:style style:name="P13" style:family="paragraph" style:parent-style-name="Horizontal_20_Line">
      <style:text-properties officeooo:rsid="0027af99" officeooo:paragraph-rsid="0347009d"/>
    </style:style>
    <style:style style:name="P14" style:family="paragraph" style:parent-style-name="Standard">
      <style:paragraph-properties fo:break-before="auto" fo:break-after="auto"/>
      <style:text-properties officeooo:paragraph-rsid="0347009d"/>
    </style:style>
    <style:style style:name="P15" style:family="paragraph" style:parent-style-name="Text_20_body">
      <style:text-properties officeooo:rsid="002e70c0" officeooo:paragraph-rsid="0347009d"/>
    </style:style>
    <style:style style:name="P16" style:family="paragraph" style:parent-style-name="Text_20_body">
      <style:text-properties officeooo:rsid="002e70c0" officeooo:paragraph-rsid="0347669b"/>
    </style:style>
    <style:style style:name="P17" style:family="paragraph" style:parent-style-name="Text_20_body">
      <style:text-properties officeooo:rsid="00350c2e" officeooo:paragraph-rsid="0347009d"/>
    </style:style>
    <style:style style:name="P18" style:family="paragraph" style:parent-style-name="Text_20_body">
      <style:text-properties officeooo:rsid="00350c2e" officeooo:paragraph-rsid="0347669b"/>
    </style:style>
    <style:style style:name="P19" style:family="paragraph" style:parent-style-name="Text_20_body">
      <style:text-properties officeooo:rsid="0027af99" officeooo:paragraph-rsid="0347009d"/>
    </style:style>
    <style:style style:name="P20" style:family="paragraph" style:parent-style-name="Text_20_body">
      <style:text-properties officeooo:paragraph-rsid="0347009d"/>
    </style:style>
    <style:style style:name="P21" style:family="paragraph" style:parent-style-name="Text_20_body">
      <style:text-properties officeooo:rsid="00295fd4" officeooo:paragraph-rsid="0347009d"/>
    </style:style>
    <style:style style:name="P22" style:family="paragraph" style:parent-style-name="Text_20_body">
      <style:text-properties officeooo:rsid="0030354b" officeooo:paragraph-rsid="0347009d"/>
    </style:style>
    <style:style style:name="P23" style:family="paragraph" style:parent-style-name="Text_20_body">
      <style:text-properties officeooo:rsid="0347009d" officeooo:paragraph-rsid="0347009d"/>
    </style:style>
    <style:style style:name="P24" style:family="paragraph" style:parent-style-name="Text_20_body">
      <style:text-properties officeooo:rsid="0035b6c5" officeooo:paragraph-rsid="0347669b"/>
    </style:style>
    <style:style style:name="P25" style:family="paragraph" style:parent-style-name="Text_20_body">
      <style:text-properties officeooo:rsid="0347669b" officeooo:paragraph-rsid="0347669b"/>
    </style:style>
    <style:style style:name="P26" style:family="paragraph" style:parent-style-name="Text_20_body">
      <style:text-properties officeooo:rsid="03488850" officeooo:paragraph-rsid="03488850"/>
    </style:style>
    <style:style style:name="P27" style:family="paragraph" style:parent-style-name="Text_20_body">
      <style:text-properties officeooo:rsid="0348f564" officeooo:paragraph-rsid="0348f564"/>
    </style:style>
    <style:style style:name="P28" style:family="paragraph" style:parent-style-name="Text_20_body">
      <style:text-properties officeooo:rsid="03491f56" officeooo:paragraph-rsid="03491f56"/>
    </style:style>
    <style:style style:name="P29" style:family="paragraph" style:parent-style-name="Text_20_body">
      <style:text-properties officeooo:paragraph-rsid="03491f56"/>
    </style:style>
    <style:style style:name="P30" style:family="paragraph" style:parent-style-name="Text_20_body">
      <style:text-properties officeooo:paragraph-rsid="0347009d"/>
    </style:style>
    <style:style style:name="P31" style:family="paragraph" style:parent-style-name="Heading_20_1">
      <style:paragraph-properties fo:margin-top="0cm" fo:margin-bottom="0cm" loext:contextual-spacing="false"/>
      <style:text-properties officeooo:paragraph-rsid="0342441a"/>
    </style:style>
    <style:style style:name="P32" style:family="paragraph" style:parent-style-name="Heading_20_2">
      <style:text-properties officeooo:paragraph-rsid="0347009d"/>
    </style:style>
    <style:style style:name="P33" style:family="paragraph" style:parent-style-name="Heading_20_2">
      <style:text-properties officeooo:paragraph-rsid="0347669b"/>
    </style:style>
    <style:style style:name="P34" style:family="paragraph" style:parent-style-name="Heading_20_3">
      <style:text-properties officeooo:paragraph-rsid="0347009d"/>
    </style:style>
    <style:style style:name="P35" style:family="paragraph" style:parent-style-name="Heading_20_3">
      <style:text-properties officeooo:rsid="002e70c0" officeooo:paragraph-rsid="0347009d"/>
    </style:style>
    <style:style style:name="P36" style:family="paragraph" style:parent-style-name="Heading_20_3">
      <style:text-properties officeooo:rsid="002e70c0" officeooo:paragraph-rsid="0347669b"/>
    </style:style>
    <style:style style:name="P37" style:family="paragraph" style:parent-style-name="Heading_20_3">
      <style:text-properties officeooo:paragraph-rsid="0347669b"/>
    </style:style>
    <style:style style:name="T1" style:family="text">
      <style:text-properties fo:font-size="10pt" officeooo:rsid="001a177c" style:font-size-asian="10pt" style:font-size-complex="10pt"/>
    </style:style>
    <style:style style:name="T2" style:family="text">
      <style:text-properties fo:font-size="10pt" officeooo:rsid="0346357f" style:font-size-asian="10pt" style:font-size-complex="10pt"/>
    </style:style>
    <style:style style:name="T3" style:family="text">
      <style:text-properties officeooo:rsid="033173b4"/>
    </style:style>
    <style:style style:name="T4"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347009d" style:font-name-asian="Microsoft YaHei" style:font-size-asian="18.2000007629395pt" style:font-weight-asian="bold" style:font-name-complex="Mangal" style:font-size-complex="18.2000007629395pt" style:font-weight-complex="bold"/>
    </style:style>
    <style:style style:name="T6" style:family="text">
      <style:text-properties officeooo:rsid="00293e6a"/>
    </style:style>
    <style:style style:name="T7" style:family="text">
      <style:text-properties officeooo:rsid="0028723b"/>
    </style:style>
    <style:style style:name="T8" style:family="text">
      <style:text-properties officeooo:rsid="00295fd4"/>
    </style:style>
    <style:style style:name="T9" style:family="text">
      <style:text-properties officeooo:rsid="002e70c0"/>
    </style:style>
    <style:style style:name="T10" style:family="text">
      <style:text-properties officeooo:rsid="00350c2e"/>
    </style:style>
    <style:style style:name="T11" style:family="text">
      <style:text-properties officeooo:rsid="0347669b"/>
    </style:style>
    <style:style style:name="T12" style:family="text">
      <style:text-properties officeooo:rsid="0035b6c5"/>
    </style:style>
    <style:style style:name="T13" style:family="text">
      <style:text-properties officeooo:rsid="03488850"/>
    </style:style>
    <style:style style:name="T14" style:family="text">
      <style:text-properties officeooo:rsid="0348f564"/>
    </style:style>
    <style:style style:name="T15" style:family="text">
      <style:text-properties officeooo:rsid="03491f56"/>
    </style:style>
    <style:style style:name="T16" style:family="text">
      <style:text-properties officeooo:rsid="034a2438"/>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8.1.1 Editors - Image Editor - Header - Header Tools and Optio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8.1.1 Editors - Image Editor - Header - Header Tools and Options</text:p>
          </text:index-title>
          <text:p text:style-name="P9"><text:a xlink:type="simple" xlink:href="#__RefHeading___Toc3654_4126228218" text:style-name="Index_20_Link" text:visited-style-name="Index_20_Link">Image Editor - Header Tools<text:tab/>2</text:a></text:p>
          <text:p text:style-name="P10"><text:a xlink:type="simple" xlink:href="#__RefHeading___Toc3751_3288610003" text:style-name="Index_20_Link" text:visited-style-name="Index_20_Link">Image Prop<text:tab/>2</text:a></text:p>
          <text:p text:style-name="P11"><text:a xlink:type="simple" xlink:href="#__RefHeading___Toc3753_3288610003" text:style-name="Index_20_Link" text:visited-style-name="Index_20_Link">List of images in the scene<text:tab/>2</text:a></text:p>
          <text:p text:style-name="P11"><text:a xlink:type="simple" xlink:href="#__RefHeading___Toc3755_3288610003" text:style-name="Index_20_Link" text:visited-style-name="Index_20_Link">Image Edit Box<text:tab/>2</text:a></text:p>
          <text:p text:style-name="P11"><text:a xlink:type="simple" xlink:href="#__RefHeading___Toc3757_3288610003" text:style-name="Index_20_Link" text:visited-style-name="Index_20_Link">Fake User<text:tab/>2</text:a></text:p>
          <text:p text:style-name="P11"><text:a xlink:type="simple" xlink:href="#__RefHeading___Toc4367_1152525425" text:style-name="Index_20_Link" text:visited-style-name="Index_20_Link">Search form<text:tab/>2</text:a></text:p>
          <text:p text:style-name="P11"><text:a xlink:type="simple" xlink:href="#__RefHeading___Toc3759_3288610003" text:style-name="Index_20_Link" text:visited-style-name="Index_20_Link">New Image<text:tab/>2</text:a></text:p>
          <text:p text:style-name="P11"><text:a xlink:type="simple" xlink:href="#__RefHeading___Toc17654_14486089731" text:style-name="Index_20_Link" text:visited-style-name="Index_20_Link">Name<text:tab/>2</text:a></text:p>
          <text:p text:style-name="P11"><text:a xlink:type="simple" xlink:href="#__RefHeading___Toc17656_14486089731" text:style-name="Index_20_Link" text:visited-style-name="Index_20_Link">Width<text:tab/>3</text:a></text:p>
          <text:p text:style-name="P11"><text:a xlink:type="simple" xlink:href="#__RefHeading___Toc17658_14486089731" text:style-name="Index_20_Link" text:visited-style-name="Index_20_Link">Height<text:tab/>3</text:a></text:p>
          <text:p text:style-name="P11"><text:a xlink:type="simple" xlink:href="#__RefHeading___Toc17660_14486089731" text:style-name="Index_20_Link" text:visited-style-name="Index_20_Link">Color<text:tab/>3</text:a></text:p>
          <text:p text:style-name="P11"><text:a xlink:type="simple" xlink:href="#__RefHeading___Toc17662_14486089731" text:style-name="Index_20_Link" text:visited-style-name="Index_20_Link">Alpha<text:tab/>3</text:a></text:p>
          <text:p text:style-name="P11"><text:a xlink:type="simple" xlink:href="#__RefHeading___Toc17664_14486089731" text:style-name="Index_20_Link" text:visited-style-name="Index_20_Link">Generated Type<text:tab/>3</text:a></text:p>
          <text:p text:style-name="P11"><text:a xlink:type="simple" xlink:href="#__RefHeading___Toc17666_14486089731" text:style-name="Index_20_Link" text:visited-style-name="Index_20_Link">32 Bit Float<text:tab/>3</text:a></text:p>
          <text:p text:style-name="P11"><text:a xlink:type="simple" xlink:href="#__RefHeading___Toc9426_3361135648" text:style-name="Index_20_Link" text:visited-style-name="Index_20_Link">Open Image<text:tab/>3</text:a></text:p>
          <text:p text:style-name="P11"><text:a xlink:type="simple" xlink:href="#__RefHeading___Toc3763_3288610003" text:style-name="Index_20_Link" text:visited-style-name="Index_20_Link">Unlink Datablock<text:tab/>3</text:a></text:p>
          <text:p text:style-name="P10"><text:a xlink:type="simple" xlink:href="#__RefHeading___Toc3770_3288610003" text:style-name="Index_20_Link" text:visited-style-name="Index_20_Link">Use Image Pin<text:tab/>3</text:a></text:p>
          <text:p text:style-name="P10"><text:a xlink:type="simple" xlink:href="#__RefHeading___Toc9428_3361135648" text:style-name="Index_20_Link" text:visited-style-name="Index_20_Link">Display Channels<text:tab/>4</text:a></text:p>
          <text:p text:style-name="P11"><text:a xlink:type="simple" xlink:href="#__RefHeading___Toc9430_3361135648" text:style-name="Index_20_Link" text:visited-style-name="Index_20_Link">Color and Alpha<text:tab/>4</text:a></text:p>
          <text:p text:style-name="P11"><text:a xlink:type="simple" xlink:href="#__RefHeading___Toc4381_1152525425" text:style-name="Index_20_Link" text:visited-style-name="Index_20_Link">Color<text:tab/>4</text:a></text:p>
          <text:p text:style-name="P11"><text:a xlink:type="simple" xlink:href="#__RefHeading___Toc4383_1152525425" text:style-name="Index_20_Link" text:visited-style-name="Index_20_Link">Alpha<text:tab/>4</text:a></text:p>
          <text:p text:style-name="P11"><text:a xlink:type="simple" xlink:href="#__RefHeading___Toc4385_1152525425" text:style-name="Index_20_Link" text:visited-style-name="Index_20_Link">Red<text:tab/>4</text:a></text:p>
          <text:p text:style-name="P11"><text:a xlink:type="simple" xlink:href="#__RefHeading___Toc4387_1152525425" text:style-name="Index_20_Link" text:visited-style-name="Index_20_Link">Green<text:tab/>4</text:a></text:p>
          <text:p text:style-name="P11"><text:a xlink:type="simple" xlink:href="#__RefHeading___Toc4389_1152525425" text:style-name="Index_20_Link" text:visited-style-name="Index_20_Link">Blue<text:tab/>4</text:a></text:p>
          <text:p text:style-name="P10"><text:a xlink:type="simple" xlink:href="#__RefHeading___Toc4393_1152525425" text:style-name="Index_20_Link" text:visited-style-name="Index_20_Link">Mask Prop<text:tab/>4</text:a></text:p>
          <text:p text:style-name="P11"><text:a xlink:type="simple" xlink:href="#__RefHeading___Toc4395_1152525425" text:style-name="Index_20_Link" text:visited-style-name="Index_20_Link">List of Masks<text:tab/>4</text:a></text:p>
          <text:p text:style-name="P11"><text:a xlink:type="simple" xlink:href="#__RefHeading___Toc3755_32886100031" text:style-name="Index_20_Link" text:visited-style-name="Index_20_Link">Mask Edit Box<text:tab/>4</text:a></text:p>
          <text:p text:style-name="P11"><text:a xlink:type="simple" xlink:href="#__RefHeading___Toc3757_32886100031" text:style-name="Index_20_Link" text:visited-style-name="Index_20_Link">Fake User<text:tab/>5</text:a></text:p>
          <text:p text:style-name="P11"><text:a xlink:type="simple" xlink:href="#__RefHeading___Toc4397_1152525425" text:style-name="Index_20_Link" text:visited-style-name="Index_20_Link">Search form<text:tab/>5</text:a></text:p>
          <text:p text:style-name="P11"><text:a xlink:type="simple" xlink:href="#__RefHeading___Toc9432_3361135648" text:style-name="Index_20_Link" text:visited-style-name="Index_20_Link">Create Mask<text:tab/>5</text:a></text:p>
          <text:p text:style-name="P11"><text:a xlink:type="simple" xlink:href="#__RefHeading___Toc4401_1152525425" text:style-name="Index_20_Link" text:visited-style-name="Index_20_Link">Unlink Datablock<text:tab/>5</text:a></text:p>
          <text:p text:style-name="P10"><text:a xlink:type="simple" xlink:href="#__RefHeading___Toc9434_3361135648" text:style-name="Index_20_Link" text:visited-style-name="Index_20_Link">Mask Display<text:tab/>5</text:a></text:p>
          <text:p text:style-name="P11"><text:a xlink:type="simple" xlink:href="#__RefHeading___Toc9436_3361135648" text:style-name="Index_20_Link" text:visited-style-name="Index_20_Link">Smooth<text:tab/>5</text:a></text:p>
          <text:p text:style-name="P11"><text:a xlink:type="simple" xlink:href="#__RefHeading___Toc9438_3361135648" text:style-name="Index_20_Link" text:visited-style-name="Index_20_Link">Overlay<text:tab/>5</text:a></text:p>
          <text:p text:style-name="P11"><text:a xlink:type="simple" xlink:href="#__RefHeading___Toc9440_3361135648" text:style-name="Index_20_Link" text:visited-style-name="Index_20_Link">Edge Display Type<text:tab/>5</text:a></text:p>
          <text:p text:style-name="P10"><text:a xlink:type="simple" xlink:href="#__RefHeading___Toc9452_3361135648" text:style-name="Index_20_Link" text:visited-style-name="Index_20_Link">Slot<text:tab/>6</text:a></text:p>
          <text:p text:style-name="P10"><text:a xlink:type="simple" xlink:href="#__RefHeading___Toc9454_3361135648" text:style-name="Index_20_Link" text:visited-style-name="Index_20_Link">Layers<text:tab/>6</text:a></text:p>
          <text:p text:style-name="P10"><text:a xlink:type="simple" xlink:href="#__RefHeading___Toc9456_3361135648" text:style-name="Index_20_Link" text:visited-style-name="Index_20_Link">Pass<text:tab/>6</text:a></text:p>
          <text:p text:style-name="P11"><text:a xlink:type="simple" xlink:href="#__RefHeading___Toc9458_3361135648" text:style-name="Index_20_Link" text:visited-style-name="Index_20_Link">Combined<text:tab/>6</text:a></text:p>
          <text:p text:style-name="P11"><text:a xlink:type="simple" xlink:href="#__RefHeading___Toc9460_3361135648" text:style-name="Index_20_Link" text:visited-style-name="Index_20_Link">Depth<text:tab/>6</text:a></text:p>
        </text:index-body>
      </text:table-of-content>
      <text:p text:style-name="Standard"/>
      <text:p text:style-name="P3"/>
      <text:p text:style-name="P5"/>
      <text:p text:style-name="P2"/>
      <table:table table:name="Tabelle22" table:style-name="Tabelle22">
        <table:table-column table:style-name="Tabelle22.A"/>
        <table:table-row>
          <table:table-cell table:style-name="Tabelle22.A1" office:value-type="string">
            <text:h text:style-name="P31" text:outline-level="1"><text:bookmark-start text:name="__RefHeading___Toc3654_4126228218"/><text:span text:style-name="T3">Image Editor - </text:span><text:span text:style-name="T4">H</text:span><text:span text:style-name="T5">eader Tools</text:span><text:bookmark-end text:name="__RefHeading___Toc3654_4126228218"/></text:h>
          </table:table-cell>
        </table:table-row>
      </table:table>
      <text:p text:style-name="P4"/>
      <text:p text:style-name="P14"/>
      <text:p text:style-name="P6">The header contains several tools, dependand of what you do and what toolset is selected.</text:p>
      <text:p text:style-name="P12"/>
      <text:h text:style-name="P32" text:outline-level="2"><text:bookmark-start text:name="__RefHeading___Toc3751_3288610003"/>Image Prop<text:bookmark-end text:name="__RefHeading___Toc3751_3288610003"/></text:h>
      <text:p text:style-name="P15"><draw:frame draw:style-name="fr2" draw:name="Bild78" text:anchor-type="paragraph" svg:x="11.227cm" svg:y="0.019cm" svg:width="2.75cm" svg:height="0.46cm" draw:z-index="0"><draw:image xlink:href="Pictures/10000201000000A10000001C7387D4F87C4D21A0.png" xlink:type="simple" xlink:show="embed" xlink:actuate="onLoad" loext:mime-type="image/png"/></draw:frame><draw:frame draw:style-name="fr1" draw:name="Bild79" text:anchor-type="paragraph" svg:y="0.019cm" svg:width="4.53cm" svg:height="4.69cm" draw:z-index="1"><draw:image xlink:href="Pictures/10000201000001010000010A4A0D3B455472E1CA.png" xlink:type="simple" xlink:show="embed" xlink:actuate="onLoad" loext:mime-type="image/png"/></draw:frame>This property contains the list of loaded images. When no image is loaded then it displays the New and Open Buttons. When an image exists then it displays the name of the currently selected image.</text:p>
      <text:p text:style-name="P7"/>
      <text:p text:style-name="P6">From left to right ...</text:p>
      <text:p text:style-name="P7"/>
      <text:p text:style-name="P7"><draw:frame draw:style-name="fr3" draw:name="Bild80" text:anchor-type="paragraph" svg:y="0.136cm" svg:width="3.96cm" svg:height="0.46cm" draw:z-index="2"><draw:image xlink:href="Pictures/10000201000000EA0000001B45A5A20E98537BE2.png" xlink:type="simple" xlink:show="embed" xlink:actuate="onLoad" loext:mime-type="image/png"/></draw:frame></text:p>
      <text:p text:style-name="P7"/>
      <text:p text:style-name="P7"/>
      <text:h text:style-name="P34" text:outline-level="3"><text:bookmark-start text:name="__RefHeading___Toc3753_3288610003"/>List of images in the scene<text:bookmark-end text:name="__RefHeading___Toc3753_3288610003"/></text:h>
      <text:p text:style-name="P20"><text:span text:style-name="T9">This is a list of the images in the scene. This list allows you to switch to other images.</text:span></text:p>
      <text:h text:style-name="P34" text:outline-level="3"><text:bookmark-start text:name="__RefHeading___Toc3755_3288610003"/>Image Edit Box<text:bookmark-end text:name="__RefHeading___Toc3755_3288610003"/></text:h>
      <text:p text:style-name="P15">Read the name of the currently selected image. And you can rename the image here too.</text:p>
      <text:h text:style-name="P34" text:outline-level="3"><text:bookmark-start text:name="__RefHeading___Toc3757_3288610003"/>Fake User<text:bookmark-end text:name="__RefHeading___Toc3757_3288610003"/></text:h>
      <text:p text:style-name="P15">Wit this button you assign a fake user to this selected image.</text:p>
      <text:p text:style-name="P15">Data, like images, that is not longer linked to anything else gets removed when you save and reload a scene. Bforartists has the concept of fake users to go around this behaviour. <text:s/>An image with a fake user is in fact linked to something. And so it is not lost when you save and reload the scene.</text:p>
      <text:h text:style-name="P34" text:outline-level="3"><text:bookmark-start text:name="__RefHeading___Toc4367_1152525425"/>Search form<text:bookmark-end text:name="__RefHeading___Toc4367_1152525425"/></text:h>
      <text:p text:style-name="P17">Search for specific images.</text:p>
      <text:p text:style-name="P12"/>
      <text:h text:style-name="P34" text:outline-level="3"><draw:frame draw:style-name="fr2" draw:name="Bild83" text:anchor-type="paragraph" svg:x="13.33cm" svg:y="0.175cm" svg:width="5.32cm" svg:height="3.641cm" draw:z-index="5"><draw:image xlink:href="Pictures/100002010000013A000000D78FDAAC8011C83CDA.png" xlink:type="simple" xlink:show="embed" xlink:actuate="onLoad" loext:mime-type="image/png"/></draw:frame><text:bookmark-start text:name="__RefHeading___Toc3759_3288610003"/>New Image<text:bookmark-end text:name="__RefHeading___Toc3759_3288610003"/></text:h>
      <text:p text:style-name="P15">Create a new image.</text:p>
      <text:p text:style-name="P20">Creates a new image. You will get a dialog where you can define settings for the new image.</text:p>
      <text:h text:style-name="P34" text:outline-level="3"><text:bookmark-start text:name="__RefHeading___Toc17654_14486089731"/>Name<text:bookmark-end text:name="__RefHeading___Toc17654_14486089731"/></text:h>
      <text:p text:style-name="P19">The name of the new image</text:p>
      <text:h text:style-name="P34" text:outline-level="3"><text:bookmark-start text:name="__RefHeading___Toc17656_14486089731"/><text:soft-page-break/>Width<text:bookmark-end text:name="__RefHeading___Toc17656_14486089731"/></text:h>
      <text:p text:style-name="P19">The width of the new image.</text:p>
      <text:h text:style-name="P34" text:outline-level="3"><text:bookmark-start text:name="__RefHeading___Toc17658_14486089731"/>Height<text:bookmark-end text:name="__RefHeading___Toc17658_14486089731"/></text:h>
      <text:p text:style-name="P19">The height of the new image.</text:p>
      <text:h text:style-name="P34" text:outline-level="3"><draw:frame draw:style-name="fr1" draw:name="Bild81" text:anchor-type="paragraph" svg:y="0.459cm" svg:width="2.011cm" svg:height="3.09cm" draw:z-index="3"><draw:image xlink:href="Pictures/10000201000000BE00000124B86C0256923DAE62.png" xlink:type="simple" xlink:show="embed" xlink:actuate="onLoad" loext:mime-type="image/png"/></draw:frame><text:bookmark-start text:name="__RefHeading___Toc17660_14486089731"/>Color<text:bookmark-end text:name="__RefHeading___Toc17660_14486089731"/></text:h>
      <text:p text:style-name="P19">Adjust the color of the new image. A click will call a color picker.</text:p>
      <text:h text:style-name="P34" text:outline-level="3"><text:bookmark-start text:name="__RefHeading___Toc17662_14486089731"/>Alpha<text:bookmark-end text:name="__RefHeading___Toc17662_14486089731"/></text:h>
      <text:p text:style-name="P19"><text:span text:style-name="T6">Check this checkbox i</text:span>f the new image should have an alpha channel.</text:p>
      <text:h text:style-name="P34" text:outline-level="3"><draw:frame draw:style-name="fr1" draw:name="Bild82" text:anchor-type="paragraph" svg:y="0.238cm" svg:width="2.611cm" svg:height="1.85cm" draw:z-index="4"><draw:image xlink:href="Pictures/100002010000009400000069B31CC16FC7A30DB1.png" xlink:type="simple" xlink:show="embed" xlink:actuate="onLoad" loext:mime-type="image/png"/></draw:frame><text:bookmark-start text:name="__RefHeading___Toc17664_14486089731"/>Generated Type<text:bookmark-end text:name="__RefHeading___Toc17664_14486089731"/></text:h>
      <text:p text:style-name="P19">Here you can define what kind of texture you want to create. </text:p>
      <text:p text:style-name="P19">Blank is one plain color.</text:p>
      <text:p text:style-name="P19">UV Grid is a checker texture in black and white.</text:p>
      <text:p text:style-name="P19">Color Grid is a colored checker texture<text:span text:style-name="T8">.</text:span></text:p>
      <text:h text:style-name="P34" text:outline-level="3"><text:bookmark-start text:name="__RefHeading___Toc17666_14486089731"/>32 Bit Float<text:bookmark-end text:name="__RefHeading___Toc17666_14486089731"/></text:h>
      <text:p text:style-name="P19"><text:span text:style-name="T6">Check this checkbox i</text:span>f the image should be in 32 Bit float<text:span text:style-name="T7">ing point bit depth</text:span> per channel. Else it is in 8 bit per channel.</text:p>
      <text:h text:style-name="P34" text:outline-level="3"><text:bookmark-start text:name="__RefHeading___Toc9426_3361135648"/><text:span text:style-name="T9">Open</text:span> Image<text:bookmark-end text:name="__RefHeading___Toc9426_3361135648"/></text:h>
      <text:p text:style-name="P21">Opens the file browser to load an image.</text:p>
      <text:h text:style-name="P35" text:outline-level="3"><text:bookmark-start text:name="__RefHeading___Toc3763_3288610003"/>Unlink Datablock<text:bookmark-end text:name="__RefHeading___Toc3763_3288610003"/></text:h>
      <text:p text:style-name="P15">This deletes the selected image. Unfortunately not immediately. You need to save the scene and to reload it.</text:p>
      <text:p text:style-name="P15"><draw:frame draw:style-name="fr1" draw:name="Bild84" text:anchor-type="paragraph" svg:y="0.123cm" svg:width="4.001cm" svg:height="1.02cm" draw:z-index="6"><draw:image xlink:href="Pictures/10000201000000EC0000003C36EDD88A3794C6CF.png" xlink:type="simple" xlink:show="embed" xlink:actuate="onLoad" loext:mime-type="image/png"/></draw:frame>And you need to make sure that it is not linked to anything else. A mesh or a fake user for example. Have a look if there is a number besides the F button. When this is the case then the image has still a user, and so still loads with loading the scene.</text:p>
      <text:p text:style-name="P12"/>
      <text:h text:style-name="P32" text:outline-level="2"><draw:frame draw:style-name="fr1" draw:name="Bild88" text:anchor-type="paragraph" svg:y="0.3cm" svg:width="4.881cm" svg:height="0.42cm" draw:z-index="7"><draw:image xlink:href="Pictures/100002010000012000000019EDAA1E89567A647A.png" xlink:type="simple" xlink:show="embed" xlink:actuate="onLoad" loext:mime-type="image/png"/></draw:frame><text:bookmark-start text:name="__RefHeading___Toc3770_3288610003"/>Use Image Pin<text:bookmark-end text:name="__RefHeading___Toc3770_3288610003"/></text:h>
      <text:p text:style-name="P22">When you select another object<text:span text:style-name="T10">. for UV mapping for example</text:span>, then usually the connected images for this object gets displayed. Use image pin nails the currently selected image so that it stays displayed.</text:p>
      <text:p text:style-name="P22"/>
      <text:p text:style-name="P13"/>
      <text:h text:style-name="Heading_20_2" text:outline-level="2"><draw:frame draw:style-name="fr1" draw:name="Bild1" text:anchor-type="paragraph" svg:y="0.123cm" svg:width="3.161cm" svg:height="3.27cm" draw:z-index="8"><draw:image xlink:href="Pictures/10000201000000BB000000C154BC7298CD638409.png" xlink:type="simple" xlink:show="embed" xlink:actuate="onLoad" loext:mime-type="image/png"/></draw:frame><text:bookmark-start text:name="__RefHeading___Toc9428_3361135648"/><text:soft-page-break/>Display Channels<text:bookmark-end text:name="__RefHeading___Toc9428_3361135648"/></text:h>
      <text:p text:style-name="P23">Adjust what channels of the image gets displayed.</text:p>
      <text:h text:style-name="P37" text:outline-level="3"><text:bookmark-start text:name="__RefHeading___Toc9430_3361135648"/>Color and Alpha<text:bookmark-end text:name="__RefHeading___Toc9430_3361135648"/></text:h>
      <text:p text:style-name="P18">Displays the whole image, including alpha channel.</text:p>
      <text:h text:style-name="P37" text:outline-level="3"><text:bookmark-start text:name="__RefHeading___Toc4381_1152525425"/>Color<text:bookmark-end text:name="__RefHeading___Toc4381_1152525425"/></text:h>
      <text:p text:style-name="P18">Displays the whole image, but without alpha channel.</text:p>
      <text:h text:style-name="P37" text:outline-level="3"><text:bookmark-start text:name="__RefHeading___Toc4383_1152525425"/>Alpha<text:bookmark-end text:name="__RefHeading___Toc4383_1152525425"/></text:h>
      <text:p text:style-name="P18">Displays the alpha channel of the image.</text:p>
      <text:h text:style-name="P37" text:outline-level="3"><text:bookmark-start text:name="__RefHeading___Toc4385_1152525425"/>Red<text:bookmark-end text:name="__RefHeading___Toc4385_1152525425"/></text:h>
      <text:p text:style-name="P18">Displays the red channel of the image.</text:p>
      <text:h text:style-name="P37" text:outline-level="3"><text:bookmark-start text:name="__RefHeading___Toc4387_1152525425"/>Green<text:bookmark-end text:name="__RefHeading___Toc4387_1152525425"/></text:h>
      <text:p text:style-name="P18">Displays the green channel of the image.</text:p>
      <text:h text:style-name="P37" text:outline-level="3"><text:bookmark-start text:name="__RefHeading___Toc4389_1152525425"/>Blue<text:bookmark-end text:name="__RefHeading___Toc4389_1152525425"/></text:h>
      <text:p text:style-name="P18">Displays the blue channel of the image.</text:p>
      <text:p text:style-name="Horizontal_20_Line"/>
      <text:h text:style-name="P33" text:outline-level="2"><draw:frame draw:style-name="fr1" draw:name="Bild99" text:anchor-type="paragraph" svg:y="0.101cm" svg:width="2.69cm" svg:height="0.46cm" draw:z-index="9"><draw:image xlink:href="Pictures/100002010000009F0000001B48B2BFD435079CDE.png" xlink:type="simple" xlink:show="embed" xlink:actuate="onLoad" loext:mime-type="image/png"/></draw:frame><text:bookmark-start text:name="__RefHeading___Toc4393_1152525425"/>Mask Prop<text:bookmark-end text:name="__RefHeading___Toc4393_1152525425"/></text:h>
      <text:p text:style-name="P18">When you are in <text:span text:style-name="T11">M</text:span>ask mode then you can create a new mask, and work with this mask then.</text:p>
      <text:p text:style-name="P18">Masks have many purposes. They can be used to mask out, or influence a particular object in the footage in Motion tracking. They can be used for manual rotoscoping to pull a particular object out of the footage. They can be used as a rough matte for green-screen keying.</text:p>
      <text:p text:style-name="P18">Masks are independent from a particular image of movie clip, and so they can also be used for creating motion graphics or other effects in the compositor. </text:p>
      <text:p text:style-name="P18">Masks can be driven over the time so that they follow some object from the footage. For example a running actor. This can be achieved with shape keys or parenting the mask to tracking markers.</text:p>
      <text:h text:style-name="P37" text:outline-level="3"><draw:frame draw:style-name="fr1" draw:name="Bild100" text:anchor-type="paragraph" svg:y="0.037cm" svg:width="4.339cm" svg:height="4.54cm" draw:z-index="10"><draw:image xlink:href="Pictures/10000201000001000000010C9F3C4F4234FEF66C.png" xlink:type="simple" xlink:show="embed" xlink:actuate="onLoad" loext:mime-type="image/png"/></draw:frame><text:bookmark-start text:name="__RefHeading___Toc4395_1152525425"/>List of <text:span text:style-name="T10">Masks</text:span><text:bookmark-end text:name="__RefHeading___Toc4395_1152525425"/></text:h>
      <text:p text:style-name="P16">This is a list of the <text:span text:style-name="T10">masks</text:span> in the scene. Here you can switch to other <text:span text:style-name="T10">masks</text:span>.</text:p>
      <text:h text:style-name="P37" text:outline-level="3"><text:bookmark-start text:name="__RefHeading___Toc3755_32886100031"/><text:span text:style-name="T10">Mask</text:span> Edit Box<text:bookmark-end text:name="__RefHeading___Toc3755_32886100031"/></text:h>
      <text:p text:style-name="P16">Read the name of the currently selected <text:span text:style-name="T10">mask</text:span>. And you can rename the image <text:span text:style-name="T10">mask</text:span> too.</text:p>
      <text:h text:style-name="P37" text:outline-level="3"><text:bookmark-start text:name="__RefHeading___Toc3757_32886100031"/><text:soft-page-break/>Fake User<text:bookmark-end text:name="__RefHeading___Toc3757_32886100031"/></text:h>
      <text:p text:style-name="P16">Wit this button you assign a fake user to this selected <text:span text:style-name="T10">mask</text:span>.<text:span text:style-name="T10"> Masks gets created with a fake user already. Means when you save the scene and reopen it, then this mask will still be there.</text:span></text:p>
      <text:p text:style-name="P16">Data, like images, that is not longer linked to anything else gets removed when you save and reload a scene. Bforartists has the concept of fake users to go around this behaviour. <text:s/>An image with a fake user is in fact linked to something. And so it is not lost when you save and reload the scene.</text:p>
      <text:h text:style-name="P37" text:outline-level="3"><text:bookmark-start text:name="__RefHeading___Toc4397_1152525425"/>Search form<text:bookmark-end text:name="__RefHeading___Toc4397_1152525425"/></text:h>
      <text:p text:style-name="P18">Search for specific images.</text:p>
      <text:p text:style-name="Horizontal_20_Line"/>
      <text:h text:style-name="P37" text:outline-level="3"><text:bookmark-start text:name="__RefHeading___Toc9432_3361135648"/>Create Mask<text:bookmark-end text:name="__RefHeading___Toc9432_3361135648"/></text:h>
      <text:p text:style-name="P24">Adds a new mask.</text:p>
      <text:h text:style-name="P36" text:outline-level="3"><text:bookmark-start text:name="__RefHeading___Toc4401_1152525425"/>Unlink Datablock<text:bookmark-end text:name="__RefHeading___Toc4401_1152525425"/></text:h>
      <text:p text:style-name="P16">This deletes the selected <text:span text:style-name="T12">mask</text:span>. Unfortunately not immediately. You need to save the scene and to reload it.</text:p>
      <text:p text:style-name="P16"><draw:frame draw:style-name="fr1" draw:name="Bild101" text:anchor-type="paragraph" svg:y="0.123cm" svg:width="3.709cm" svg:height="0.861cm" draw:z-index="11"><draw:image xlink:href="Pictures/10000201000000DB0000003382C63B0D71114505.png" xlink:type="simple" xlink:show="embed" xlink:actuate="onLoad" loext:mime-type="image/png"/></draw:frame>And you need to make sure that it is not linked to anything else. A mesh or a fake user for example. Have a look if there is a number besides the F button. When this is the case then the image has still a user, and so still loads with loading the scene.</text:p>
      <text:p text:style-name="Horizontal_20_Line"/>
      <text:h text:style-name="Heading_20_2" text:outline-level="2"><draw:frame draw:style-name="fr1" draw:name="Bild2" text:anchor-type="paragraph" svg:y="0.123cm" svg:width="3.84cm" svg:height="1.709cm" draw:z-index="12"><draw:image xlink:href="Pictures/10000201000000E300000065068ECDE65E176A0F.png" xlink:type="simple" xlink:show="embed" xlink:actuate="onLoad" loext:mime-type="image/png"/></draw:frame><text:bookmark-start text:name="__RefHeading___Toc9434_3361135648"/>Mask Display<text:bookmark-end text:name="__RefHeading___Toc9434_3361135648"/></text:h>
      <text:p text:style-name="P25"><text:span text:style-name="T14">In Mask mode and with a Render result. </text:span>Adjust the display of the mask.</text:p>
      <text:h text:style-name="Heading_20_3" text:outline-level="3"><text:bookmark-start text:name="__RefHeading___Toc9436_3361135648"/>Smooth<text:bookmark-end text:name="__RefHeading___Toc9436_3361135648"/></text:h>
      <text:p text:style-name="P25">Smoothens the outline of the mask curve.</text:p>
      <text:h text:style-name="Heading_20_3" text:outline-level="3"><text:bookmark-start text:name="__RefHeading___Toc9438_3361135648"/>Overlay<text:bookmark-end text:name="__RefHeading___Toc9438_3361135648"/></text:h>
      <text:p text:style-name="P25"><draw:frame draw:style-name="fr1" draw:name="Bild4" text:anchor-type="paragraph" svg:y="0.123cm" svg:width="2.461cm" svg:height="2.35cm" draw:z-index="14"><draw:image xlink:href="Pictures/10000201000001220000011692443AFE02C2DB65.png" xlink:type="simple" xlink:show="embed" xlink:actuate="onLoad" loext:mime-type="image/png"/></draw:frame><draw:frame draw:style-name="fr1" draw:name="Bild5" text:anchor-type="paragraph" svg:y="0.123cm" svg:width="4.27cm" svg:height="1.91cm" draw:z-index="15"><draw:image xlink:href="Pictures/10000201000000FC00000071CDF32086E407ABF8.png" xlink:type="simple" xlink:show="embed" xlink:actuate="onLoad" loext:mime-type="image/png"/></draw:frame>When it's a closed curve then this closed area gets displayed as filled<text:span text:style-name="T13"> where it covers the image. When you tick Overlay then a second dropdown box appears where you can choose the overlay method.</text:span></text:p>
      <text:p text:style-name="P25"/>
      <text:h text:style-name="Heading_20_3" text:outline-level="3"><draw:frame draw:style-name="fr1" draw:name="Bild3" text:anchor-type="paragraph" svg:y="0.123cm" svg:width="2.521cm" svg:height="2.559cm" draw:z-index="13"><draw:image xlink:href="Pictures/100002010000009500000097D5D583B991D564FE.png" xlink:type="simple" xlink:show="embed" xlink:actuate="onLoad" loext:mime-type="image/png"/></draw:frame><text:bookmark-start text:name="__RefHeading___Toc9440_3361135648"/>Edge Display Type<text:bookmark-end text:name="__RefHeading___Toc9440_3361135648"/></text:h>
      <text:p text:style-name="P26">The mask curve can be displayed in different styles.</text:p>
      <text:p text:style-name="P26"/>
      <text:p text:style-name="P26"/>
      <text:p text:style-name="Horizontal_20_Line"/>
      <text:h text:style-name="Heading_20_2" text:outline-level="2"><draw:frame draw:style-name="fr2" draw:name="Bild6" text:anchor-type="paragraph" svg:x="17.193cm" svg:y="0.441cm" svg:width="1.61cm" svg:height="3.791cm" draw:z-index="16"><draw:image xlink:href="Pictures/100002010000005F000000E03B31C67A9BF86ED0.png" xlink:type="simple" xlink:show="embed" xlink:actuate="onLoad" loext:mime-type="image/png"/></draw:frame><text:bookmark-start text:name="__RefHeading___Toc9452_3361135648"/><text:soft-page-break/>Slot<text:bookmark-end text:name="__RefHeading___Toc9452_3361135648"/></text:h>
      <text:p text:style-name="P27">Just with a render result. Here you can render a new image into a new slot, which allows you to compare the two images then.</text:p>
      <text:p text:style-name="P28">You need to render into this slot. So you need to choose it beforehand. Slots without a render result does not show the Render and Pass dropdown boxes.</text:p>
      <text:p text:style-name="P28"><draw:frame draw:style-name="fr2" draw:name="Bild9" text:anchor-type="paragraph" svg:x="0.134cm" svg:y="0.333cm" svg:width="3.56cm" svg:height="0.58cm" draw:z-index="19"><draw:image xlink:href="Pictures/10000201000000D2000000220B7812DCE0F5036D.png" xlink:type="simple" xlink:show="embed" xlink:actuate="onLoad" loext:mime-type="image/png"/></draw:frame></text:p>
      <text:p text:style-name="P29"/>
      <text:p text:style-name="Horizontal_20_Line"/>
      <text:h text:style-name="Heading_20_2" text:outline-level="2"><draw:frame draw:style-name="fr1" draw:name="Bild8" text:anchor-type="paragraph" svg:y="0.52cm" svg:width="2cm" svg:height="1.349cm" draw:z-index="18"><draw:image xlink:href="Pictures/100002010000007600000050C44136A96B29425B.png" xlink:type="simple" xlink:show="embed" xlink:actuate="onLoad" loext:mime-type="image/png"/></draw:frame><text:bookmark-start text:name="__RefHeading___Toc9454_3361135648"/>Layers<text:bookmark-end text:name="__RefHeading___Toc9454_3361135648"/></text:h>
      <text:p text:style-name="P28">Here you can choose in which layer the render result is.</text:p>
      <text:p text:style-name="Text_20_body">Renders can be separated into layers<text:span text:style-name="T16">. This allows you to</text:span> composite them back together afterwards.</text:p>
      <text:p text:style-name="Text_20_body"><text:span text:style-name="T16">For example </text:span>blurring the background and foreground layers separately for depth of field, or rendering different lighting variations of the same scene.</text:p>
      <text:p text:style-name="Text_20_body"><draw:frame draw:style-name="fr1" draw:name="Bild7" text:anchor-type="paragraph" svg:y="0.818cm" svg:width="5.86cm" svg:height="4.399cm" draw:z-index="17"><draw:image xlink:href="Pictures/100002010000015A00000104778CA60C3684586D.png" xlink:type="simple" xlink:show="embed" xlink:actuate="onLoad" loext:mime-type="image/png"/></draw:frame>Using View Layers can also save you from having to re-render your entire image each time you change something, allowing you to instead re-render only the layer(s) that you need.</text:p>
      <text:p text:style-name="P27">You can create more View Layers in the Properties editor. In the <text:span text:style-name="T15">View Layer Tab.</text:span></text:p>
      <text:p text:style-name="P27"/>
      <text:p text:style-name="P27"/>
      <text:p text:style-name="P27"/>
      <text:p text:style-name="Horizontal_20_Line"/>
      <text:h text:style-name="Heading_20_2" text:outline-level="2"><draw:frame draw:style-name="fr1" draw:name="Bild10" text:anchor-type="paragraph" svg:y="0.392cm" svg:width="1.96cm" svg:height="1.78cm" draw:z-index="20"><draw:image xlink:href="Pictures/100002010000007400000069D0D142EE803F9230.png" xlink:type="simple" xlink:show="embed" xlink:actuate="onLoad" loext:mime-type="image/png"/></draw:frame><text:bookmark-start text:name="__RefHeading___Toc9456_3361135648"/>Pass<text:bookmark-end text:name="__RefHeading___Toc9456_3361135648"/></text:h>
      <text:p text:style-name="Text_20_body">Here you can set the pass mode. Combined or Depth.</text:p>
      <text:h text:style-name="Heading_20_3" text:outline-level="3"><text:bookmark-start text:name="__RefHeading___Toc9458_3361135648"/>Combined<text:bookmark-end text:name="__RefHeading___Toc9458_3361135648"/></text:h>
      <text:p text:style-name="Text_20_body">The final combination of render passes with everything included. </text:p>
      <text:h text:style-name="Heading_20_3" text:outline-level="3"><text:bookmark-start text:name="__RefHeading___Toc9460_3361135648"/>Depth<text:bookmark-end text:name="__RefHeading___Toc9460_3361135648"/></text:h>
      <text:p text:style-name="Text_20_body">Just the Depth render pas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46357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46357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8.1.1 Editors - Image Editor - Header - Header Tools and Options</text:span></text:p>
      </style:header>
      <style:footer>
        <text:p text:style-name="MP2"><text:s/><text:page-number text:select-page="current">6</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0H14M13S</meta:editing-duration>
    <meta:editing-cycles>775</meta:editing-cycles>
    <meta:generator>LibreOffice/6.3.2.2$Windows_X86_64 LibreOffice_project/98b30e735bda24bc04ab42594c85f7fd8be07b9c</meta:generator>
    <dc:date>2020-06-08T12:22:10.846000000</dc:date>
    <meta:document-statistic meta:table-count="1" meta:image-count="21" meta:object-count="0" meta:page-count="6" meta:paragraph-count="140" meta:word-count="1247" meta:character-count="6530" meta:non-whitespace-character-count="5417"/>
    <meta:template xlink:type="simple" xlink:actuate="onRequest" xlink:title="standard1cm" xlink:href="../../../AppData/Roaming/LibreOffice/4/user/template/standard1cm.ott" meta:date="2016-03-29T10:15:31.334000000"/>
  </office:meta>
</office:document-meta>
</file>